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73c" officeooo:paragraph-rsid="0002d73c"/>
    </style:style>
    <style:style style:name="P2" style:family="paragraph" style:parent-style-name="Standard">
      <style:text-properties officeooo:rsid="0002d73c" officeooo:paragraph-rsid="0002d73c"/>
    </style:style>
    <style:style style:name="P3" style:family="paragraph" style:parent-style-name="Standard">
      <style:text-properties fo:color="#c9211e" officeooo:rsid="000477be" officeooo:paragraph-rsid="00047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I’ll try to add a document so we can edit it together </text:p>
      <text:p text:style-name="P1"/>
      <text:p text:style-name="P1"/>
      <text:p text:style-name="P1"/>
      <text:p text:style-name="P1">kfdnskfmdg</text:p>
      <text:p text:style-name="P1">fdmngfdmh,</text:p>
      <text:p text:style-name="P1"/>
      <text:p text:style-name="P1"/>
      <text:p text:style-name="P1"/>
      <text:p text:style-name="P1"/>
      <text:p text:style-name="P1">fgfdmfdl</text:p>
      <text:p text:style-name="P1"/>
      <text:p text:style-name="P1"/>
      <text:p text:style-name="P1"/>
      <text:p text:style-name="P1"/>
      <text:p text:style-name="P3">Now I’m trying to edit this doc to commit it and push it again to the repository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4:10:20.204127417</meta:creation-date>
    <dc:date>2020-11-11T14:16:33.196579794</dc:date>
    <meta:editing-duration>PT2M1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5" meta:word-count="33" meta:character-count="167" meta:non-whitespace-character-count="138"/>
  </office:meta>
</office:document-meta>
</file>